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216cm" fo:min-width="6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466cm" fo:min-width="4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16cm" fo:min-width="2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top" draw:auto-grow-height="false" fo:min-height="9.216cm" fo:min-width="5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16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216cm" fo:min-width="5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16cm" fo:min-width="4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216cm" fo:min-width="3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color="#ff0000" draw:marker-end="Extrémités_20_de_20_flèche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ff0000" draw:marker-end="Extrémités_20_de_20_flèche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466cm" fo:min-width="1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466cm" fo:min-width="3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1cm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466cm" fo:min-width="1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31" style:family="graphic" style:parent-style-name="objectwithoutfill">
      <style:graphic-properties draw:fill="none" draw:textarea-vertical-align="middle" loext:decorative="false"/>
    </style:style>
    <style:style style:name="gr32" style:family="graphic" style:parent-style-name="objectwithoutfill">
      <style:graphic-properties svg:stroke-color="#ff0000" draw:fill="none" draw:textarea-vertical-align="middle" loext:decorative="false"/>
    </style:style>
    <style:style style:name="gr33" style:family="graphic" style:parent-style-name="objectwithoutfill">
      <style:graphic-properties svg:stroke-color="#ff0000" draw:marker-end="Extrémités_20_de_20_flèche_20_1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.75cm" svg:height="1.5cm" svg:x="1.75cm" svg:y="2.509cm">
          <text:p text:style-name="P1">Alimentation USB-C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25cm" svg:height="2.75cm" svg:x="1cm" svg:y="13.009cm">
          <text:p text:style-name="P1">Prise jack 3.5 &amp; connecteu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1.75cm" svg:y="9.009cm">
          <text:p text:style-name="P1">FTDI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6.5cm" svg:height="9.5cm" svg:x="13.5cm" svg:y="6.009cm">
          <text:p text:style-name="P1"/>
          <text:p text:style-name="P1">Microcontrôleur</text:p>
          <text:p text:style-name="P1">PIC32MZ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21.25cm" svg:y="9.971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5cm" svg:height="1.5cm" svg:x="13.5cm" svg:y="2.509cm">
          <text:p text:style-name="P1">Régulateur Alimenta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25cm" svg:height="1.5cm" svg:x="23.276cm" svg:y="6.509cm">
          <text:p text:style-name="P1">LEDs RGB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5cm" svg:height="2.5cm" svg:x="24.2cm" svg:y="9.471cm">
          <text:p text:style-name="P1">Sortie filtrée 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8.5cm" svg:y1="3.259cm" svg:x2="13.5cm" svg:y2="3.259cm" draw:start-shape="id1" draw:start-glue-point="1" draw:end-shape="id2" draw:end-glue-point="3" svg:d="M8500 3259h5000" svg:viewBox="0 0 5001 1">
          <text:p/>
        </draw:connector>
        <draw:connector draw:style-name="gr10" draw:text-style-name="P3" draw:layer="layout" svg:x1="16.75cm" svg:y1="4.009cm" svg:x2="16.75cm" svg:y2="6.009cm" draw:start-shape="id2" draw:start-glue-point="2" draw:end-shape="id3" draw:end-glue-point="0" svg:d="M16750 4009v2000" svg:viewBox="0 0 1 2001">
          <text:p/>
        </draw:connector>
        <draw:line draw:style-name="gr11" draw:text-style-name="P3" draw:layer="layout" svg:x1="11.25cm" svg:y1="14.509cm" svg:x2="13.5cm" svg:y2="14.509cm">
          <text:p/>
        </draw:line>
        <draw:line draw:style-name="gr12" draw:text-style-name="P3" draw:layer="layout" svg:x1="20cm" svg:y1="10.971cm" svg:x2="21.25cm" svg:y2="10.971cm">
          <text:p/>
        </draw:line>
        <draw:custom-shape draw:style-name="gr13" draw:text-style-name="P2" draw:layer="layout" svg:width="2.5cm" svg:height="2.75cm" svg:x="8.75cm" svg:y="13.009cm">
          <text:p text:style-name="P1">Filtres HF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3.25cm" svg:y1="10.721cm" svg:x2="24.25cm" svg:y2="10.721cm">
          <text:p/>
        </draw:line>
        <draw:line draw:style-name="gr15" draw:text-style-name="P3" draw:layer="layout" svg:x1="20cm" svg:y1="7.259cm" svg:x2="23.25cm" svg:y2="7.259cm">
          <text:p/>
        </draw:line>
        <draw:line draw:style-name="gr11" draw:text-style-name="P3" draw:layer="layout" svg:x1="6.25cm" svg:y1="14.509cm" svg:x2="8.75cm" svg:y2="14.509cm">
          <text:p/>
        </draw:line>
        <draw:custom-shape draw:style-name="gr16" draw:text-style-name="P2" xml:id="id5" draw:id="id5" draw:layer="layout" svg:width="3.75cm" svg:height="2.75cm" svg:x="24.25cm" svg:y="17.259cm">
          <text:p text:style-name="P1">Sortie </text:p>
          <text:p text:style-name="P1">bypass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3.625cm" svg:y1="15.759cm" svg:x2="24.25cm" svg:y2="18.634cm" draw:start-shape="id4" draw:start-glue-point="2" draw:end-shape="id5" draw:end-glue-point="3" svg:d="M3625 15759v2875h20625" svg:viewBox="0 0 20626 2876">
          <text:p/>
        </draw:connector>
        <draw:frame draw:style-name="gr18" draw:text-style-name="P4" draw:layer="layout" svg:width="0.855cm" svg:height="0.962cm" svg:x="7.25cm" svg:y="1.759cm">
          <draw:text-box>
            <text:p>1</text:p>
          </draw:text-box>
        </draw:frame>
        <draw:frame draw:style-name="gr19" draw:text-style-name="P4" draw:layer="layout" svg:width="0.853cm" svg:height="1.212cm" svg:x="19.5cm" svg:y="1.759cm">
          <draw:text-box>
            <text:p>2</text:p>
          </draw:text-box>
        </draw:frame>
        <draw:frame draw:style-name="gr20" draw:text-style-name="P4" draw:layer="layout" svg:width="0.853cm" svg:height="0.962cm" svg:x="5.397cm" svg:y="12.009cm">
          <draw:text-box>
            <text:p>3</text:p>
          </draw:text-box>
        </draw:frame>
        <draw:frame draw:style-name="gr18" draw:text-style-name="P4" draw:layer="layout" svg:width="0.855cm" svg:height="0.962cm" svg:x="10.395cm" svg:y="12.009cm">
          <draw:text-box>
            <text:p>4</text:p>
          </draw:text-box>
        </draw:frame>
        <draw:frame draw:style-name="gr18" draw:text-style-name="P4" draw:layer="layout" svg:width="0.855cm" svg:height="0.962cm" svg:x="18.897cm" svg:y="6.259cm">
          <draw:text-box>
            <text:p>6</text:p>
          </draw:text-box>
        </draw:frame>
        <draw:frame draw:style-name="gr18" draw:text-style-name="P4" draw:layer="layout" svg:width="0.855cm" svg:height="0.962cm" svg:x="22.395cm" svg:y="9.047cm">
          <draw:text-box>
            <text:p>7</text:p>
          </draw:text-box>
        </draw:frame>
        <draw:frame draw:style-name="gr18" draw:text-style-name="P4" draw:layer="layout" svg:width="0.855cm" svg:height="0.962cm" svg:x="27.75cm" svg:y="8.509cm">
          <draw:text-box>
            <text:p>8</text:p>
          </draw:text-box>
        </draw:frame>
        <draw:frame draw:style-name="gr21" draw:text-style-name="P4" draw:layer="layout" svg:width="0.25cm" svg:height="0.962cm" svg:x="4.25cm" svg:y="8.047cm">
          <draw:text-box>
            <text:p>9</text:p>
          </draw:text-box>
        </draw:frame>
        <draw:frame draw:style-name="gr22" draw:text-style-name="P4" draw:layer="layout" svg:width="1.208cm" svg:height="0.962cm" svg:x="27.25cm" svg:y="5.547cm">
          <draw:text-box>
            <text:p>10</text:p>
          </draw:text-box>
        </draw:frame>
        <draw:frame draw:style-name="gr23" draw:text-style-name="P4" draw:layer="layout" svg:width="1.161cm" svg:height="0.962cm" svg:x="27cm" svg:y="16.297cm">
          <draw:text-box>
            <text:p>11</text:p>
          </draw:text-box>
        </draw:frame>
        <draw:frame draw:style-name="gr22" draw:text-style-name="P4" draw:layer="layout" svg:width="1.208cm" svg:height="0.962cm" svg:x="27.292cm" svg:y="12.297cm">
          <draw:text-box>
            <text:p>12</text:p>
          </draw:text-box>
        </draw:frame>
        <draw:custom-shape draw:style-name="gr7" draw:text-style-name="P2" draw:layer="layout" svg:width="5.25cm" svg:height="1.5cm" svg:x="23.276cm" svg:y="13.259cm">
          <text:p text:style-name="P1">Sortie Matrice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20.026cm" svg:y1="14.259cm" svg:x2="23.276cm" svg:y2="14.259cm">
          <text:p/>
        </draw:line>
        <draw:custom-shape draw:style-name="gr24" draw:text-style-name="P2" draw:layer="layout" svg:width="2cm" svg:height="1.75cm" svg:x="13.5cm" svg:y="13.759cm">
          <text:p text:style-name="P1">ADC</text:p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.279cm" svg:height="0.962cm" svg:x="10cm" svg:y="2.259cm">
          <draw:text-box>
            <text:p>5V</text:p>
          </draw:text-box>
        </draw:frame>
        <draw:frame draw:style-name="gr26" draw:text-style-name="P4" draw:layer="layout" svg:width="1.632cm" svg:height="0.962cm" svg:x="16.75cm" svg:y="4.297cm">
          <draw:text-box>
            <text:p>3V3</text:p>
          </draw:text-box>
        </draw:frame>
        <draw:frame draw:style-name="gr26" draw:text-style-name="P4" draw:layer="layout" svg:width="1.632cm" svg:height="0.962cm" svg:x="16.75cm" svg:y="4.297cm">
          <draw:text-box>
            <text:p>3V3</text:p>
          </draw:text-box>
        </draw:frame>
        <draw:frame draw:style-name="gr27" draw:text-style-name="P4" draw:layer="layout" svg:width="1.526cm" svg:height="1cm" svg:x="19.75cm" svg:y="9.759cm">
          <draw:text-box>
            <text:p>SPI</text:p>
          </draw:text-box>
        </draw:frame>
        <draw:frame draw:style-name="gr27" draw:text-style-name="P4" draw:layer="layout" svg:width="2.776cm" svg:height="1cm" svg:x="20cm" svg:y="6.509cm">
          <draw:text-box>
            <text:p>GPIO</text:p>
          </draw:text-box>
        </draw:frame>
        <draw:frame draw:style-name="gr27" draw:text-style-name="P4" draw:layer="layout" svg:width="2.776cm" svg:height="1cm" svg:x="20cm" svg:y="13.509cm">
          <draw:text-box>
            <text:p>SPI</text:p>
          </draw:text-box>
        </draw:frame>
        <draw:frame draw:style-name="gr27" draw:text-style-name="P4" draw:layer="layout" svg:width="2.776cm" svg:height="1cm" svg:x="8.724cm" svg:y="8.759cm">
          <draw:text-box>
            <text:p>UART</text:p>
          </draw:text-box>
        </draw:frame>
        <draw:frame draw:style-name="gr27" draw:text-style-name="P4" draw:layer="layout" svg:width="2.776cm" svg:height="1cm" svg:x="6.5cm" svg:y="6.259cm">
          <draw:text-box>
            <text:p>USB</text:p>
          </draw:text-box>
        </draw:frame>
        <draw:frame draw:style-name="gr18" draw:text-style-name="P4" draw:layer="layout" svg:width="0.855cm" svg:height="0.962cm" svg:x="14.645cm" svg:y="12.797cm">
          <draw:text-box>
            <text:p>5</text:p>
          </draw:text-box>
        </draw:frame>
        <draw:line draw:style-name="gr28" draw:text-style-name="P3" draw:layer="layout" svg:x1="4.75cm" svg:y1="9.759cm" svg:x2="13.5cm" svg:y2="9.759cm">
          <text:p/>
        </draw:line>
        <draw:line draw:style-name="gr29" draw:text-style-name="P3" draw:layer="layout" svg:x1="3.25cm" svg:y1="4.009cm" svg:x2="3.25cm" svg:y2="9.009cm">
          <text:p/>
        </draw:line>
        <draw:line draw:style-name="gr30" draw:text-style-name="P3" draw:layer="layout" svg:x1="6.5cm" svg:y1="8.009cm" svg:x2="13.5cm" svg:y2="8.009cm">
          <text:p/>
        </draw:line>
        <draw:line draw:style-name="gr31" draw:text-style-name="P3" draw:layer="layout" svg:x1="6.5cm" svg:y1="8.009cm" svg:x2="6.5cm" svg:y2="4.009cm">
          <text:p/>
        </draw:line>
        <draw:frame draw:style-name="gr27" draw:text-style-name="P4" draw:layer="layout" svg:width="2.776cm" svg:height="1cm" svg:x="3.224cm" svg:y="6.259cm">
          <draw:text-box>
            <text:p>USB</text:p>
          </draw:text-box>
        </draw:frame>
        <draw:line draw:style-name="gr32" draw:text-style-name="P3" draw:layer="layout" svg:x1="11.75cm" svg:y1="3.259cm" svg:x2="11.75cm" svg:y2="1.759cm">
          <text:p/>
        </draw:line>
        <draw:line draw:style-name="gr32" draw:text-style-name="P3" draw:layer="layout" svg:x1="11.75cm" svg:y1="1.759cm" svg:x2="26cm" svg:y2="1.759cm">
          <text:p/>
        </draw:line>
        <draw:line draw:style-name="gr33" draw:text-style-name="P3" draw:layer="layout" svg:x1="26cm" svg:y1="1.759cm" svg:x2="26cm" svg:y2="6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9T11:23:46.599000000</meta:creation-date>
    <meta:generator>LibreOffice/24.8.0.3$Windows_X86_64 LibreOffice_project/0bdf1299c94fe897b119f97f3c613e9dca6be583</meta:generator>
    <dc:date>2024-08-31T12:23:42.625000000</dc:date>
    <meta:editing-duration>PT7H5M9S</meta:editing-duration>
    <meta:editing-cycles>18</meta:editing-cycles>
    <meta:print-date>2024-08-20T13:05:35.132000000</meta:print-date>
    <meta:document-statistic meta:object-count="49"/>
  </office:meta>
</office:document-meta>
</file>